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7583in" style:use-optimal-column-width="false"/>
    </style:style>
    <style:style style:name="TableColumn4" style:family="table-column">
      <style:table-column-properties style:column-width="0.2604in" style:use-optimal-column-width="false"/>
    </style:style>
    <style:style style:name="TableColumn5" style:family="table-column">
      <style:table-column-properties style:column-width="0.5555in" style:use-optimal-column-width="false"/>
    </style:style>
    <style:style style:name="TableColumn6" style:family="table-column">
      <style:table-column-properties style:column-width="0.4416in" style:use-optimal-column-width="false"/>
    </style:style>
    <style:style style:name="TableColumn7" style:family="table-column">
      <style:table-column-properties style:column-width="1.6069in" style:use-optimal-column-width="false"/>
    </style:style>
    <style:style style:name="TableColumn8" style:family="table-column">
      <style:table-column-properties style:column-width="0.4743in" style:use-optimal-column-width="false"/>
    </style:style>
    <style:style style:name="TableColumn9" style:family="table-column">
      <style:table-column-properties style:column-width="0.509in" style:use-optimal-column-width="false"/>
    </style:style>
    <style:style style:name="TableColumn10" style:family="table-column">
      <style:table-column-properties style:column-width="0.9458in" style:use-optimal-column-width="false"/>
    </style:style>
    <style:style style:name="TableColumn11" style:family="table-column">
      <style:table-column-properties style:column-width="1.3in" style:use-optimal-column-width="false"/>
    </style:style>
    <style:style style:name="Table2" style:family="table">
      <style:table-properties style:width="6.852in" fo:margin-left="0in" table:align="left"/>
    </style:style>
    <style:style style:name="TableRow12" style:family="table-row">
      <style:table-row-properties style:min-row-height="0.2604in" style:use-optimal-row-height="false"/>
    </style:style>
    <style:style style:name="TableCell13" style:family="table-cell">
      <style:table-cell-properties fo:border-top="0.0034in solid #00000A" fo:border-left="0.0034in solid #00000A" fo:border-bottom="none" fo:border-right="none" fo:background-color="#FFFFFF" style:vertical-align="bottom" fo:padding-top="0in" fo:padding-left="0.018in" fo:padding-bottom="0in" fo:padding-right="0.018in"/>
    </style:style>
    <style:style style:name="P14" style:parent-style-name="Standard" style:family="paragraph">
      <style:text-properties style:font-name="Calibri" fo:color="#FFFFFF" fo:font-size="11pt" style:font-size-asian="11pt" fo:background-color="#FFFFFF"/>
    </style:style>
    <style:style style:name="TableCell15" style:family="table-cell">
      <style:table-cell-properties fo:border-top="0.0034in solid #00000A" fo:border-left="0.0034in solid #00000A" fo:border-bottom="none" fo:border-right="none" fo:background-color="#FFFFFF" style:vertical-align="bottom" fo:padding-top="0in" fo:padding-left="0.018in" fo:padding-bottom="0in" fo:padding-right="0.018in"/>
    </style:style>
    <style:style style:name="P16" style:parent-style-name="Standard" style:family="paragraph">
      <style:text-properties style:font-name="Calibri" fo:color="#FFFFFF" fo:font-size="11pt" style:font-size-asian="11pt" fo:background-color="#FFFFFF"/>
    </style:style>
    <style:style style:name="TableCell17" style:family="table-cell">
      <style:table-cell-properties fo:border-top="0.0034in solid #00000A" fo:border-left="0.0034in solid #00000A" fo:border-bottom="none" fo:border-right="0.0034in solid #00000A" style:vertical-align="bottom" fo:padding-top="0in" fo:padding-left="0.018in" fo:padding-bottom="0in" fo:padding-right="0.018in"/>
    </style:style>
    <style:style style:name="P18" style:parent-style-name="Standard" style:family="paragraph">
      <style:text-properties style:font-name="Calibri" fo:color="#538DD5" fo:font-size="11pt" style:font-size-asian="11pt" fo:background-color="#FFFFFF"/>
    </style:style>
    <style:style style:name="TableCell19" style:family="table-cell">
      <style:table-cell-properties fo:border-top="0.0034in solid #00000A" fo:border-left="0.0034in solid #00000A" fo:border-bottom="none" fo:border-right="none" style:vertical-align="bottom" fo:padding-top="0in" fo:padding-left="0.018in" fo:padding-bottom="0in" fo:padding-right="0.018in"/>
    </style:style>
    <style:style style:name="P20" style:parent-style-name="Standard" style:family="paragraph">
      <style:paragraph-properties fo:text-align="center"/>
      <style:text-properties style:font-name="Calibri" fo:font-weight="bold" style:font-weight-asian="bold" fo:color="#00000A" fo:font-size="14pt" style:font-size-asian="14pt" fo:background-color="#FFFFFF"/>
    </style:style>
    <style:style style:name="TableCell21" style:family="table-cell">
      <style:table-cell-properties fo:border-top="0.0034in solid #00000A" fo:border-left="0.0034in solid #00000A" fo:border-bottom="none" fo:border-right="0.0034in solid #00000A" style:vertical-align="bottom" fo:padding-top="0in" fo:padding-left="0.018in" fo:padding-bottom="0in" fo:padding-right="0.018in"/>
    </style:style>
    <style:style style:name="P22" style:parent-style-name="Standard" style:family="paragraph">
      <style:text-properties style:font-name="Calibri" fo:color="#00000A" fo:font-size="11pt" style:font-size-asian="11pt" fo:background-color="#FFFFFF"/>
    </style:style>
    <style:style style:name="TableCell23" style:family="table-cell">
      <style:table-cell-properties fo:border-top="0.0034in solid #00000A" fo:border-left="0.0034in solid #00000A" fo:border-bottom="none" fo:border-right="0.0034in solid #000001" style:vertical-align="bottom" fo:padding-top="0in" fo:padding-left="0.018in" fo:padding-bottom="0in" fo:padding-right="0.018in"/>
    </style:style>
    <style:style style:name="P24" style:parent-style-name="Standard" style:family="paragraph">
      <style:paragraph-properties fo:margin-right="0.9451in"/>
    </style:style>
    <style:style style:name="T25" style:parent-style-name="Fonteparág.padrão" style:family="text">
      <style:text-properties style:font-name="Calibri" fo:color="#000000" fo:font-size="10pt" style:font-size-asian="10pt" fo:background-color="#FFFFFF"/>
    </style:style>
    <style:style style:name="T26" style:parent-style-name="Fonteparág.padrão" style:family="text">
      <style:text-properties style:font-name="Calibri" fo:color="#000000" fo:font-size="10pt" style:font-size-asian="10pt" fo:background-color="#FFFFFF"/>
    </style:style>
    <style:style style:name="T27" style:parent-style-name="Fonteparág.padrão" style:family="text">
      <style:text-properties style:font-name="Calibri" fo:color="#000000" fo:font-size="10pt" style:font-size-asian="10pt" fo:background-color="#FFFFFF"/>
    </style:style>
    <style:style style:name="T28" style:parent-style-name="Fonteparág.padrão" style:family="text">
      <style:text-properties style:font-name="Calibri" fo:font-weight="bold" style:font-weight-asian="bold" fo:color="#000000" fo:font-size="10pt" style:font-size-asian="10pt" fo:background-color="#FFFFFF"/>
    </style:style>
    <style:style style:name="TableRow29" style:family="table-row">
      <style:table-row-properties style:min-row-height="0.9798in" style:use-optimal-row-height="false"/>
    </style:style>
    <style:style style:name="TableCell30" style:family="table-cell">
      <style:table-cell-properties fo:border-top="0.0034in solid #00000A" fo:border-left="0.0034in solid #00000A" fo:border-bottom="none" fo:border-right="0.0034in solid #000001" fo:background-color="#FFFFFF" style:vertical-align="bottom" fo:padding-top="0in" fo:padding-left="0.0236in" fo:padding-bottom="0in" fo:padding-right="0.0236in"/>
    </style:style>
    <style:style style:name="T31" style:parent-style-name="Fonteparág.padrão" style:family="text">
      <style:text-properties style:language-asian="pt" style:country-asian="BR" style:language-complex="ar" style:country-complex="SA"/>
    </style:style>
    <style:style style:name="T32" style:parent-style-name="Fonteparág.padrão" style:family="text">
      <style:text-properties style:font-name="Calibri" fo:font-weight="bold" style:font-weight-asian="bold" fo:color="#FFFFFF" fo:font-size="14pt" style:font-size-asian="14pt" fo:background-color="#FFFFFF"/>
    </style:style>
    <style:style style:name="TableCell33" style:family="table-cell">
      <style:table-cell-properties fo:border-top="0.0034in solid #00000A" fo:border-left="0.0034in solid #00000A" fo:border-bottom="none" fo:border-right="0.0034in solid #000001" style:vertical-align="bottom" fo:padding-top="0in" fo:padding-left="0.0236in" fo:padding-bottom="0in" fo:padding-right="0.0236in"/>
    </style:style>
    <style:style style:name="P34" style:parent-style-name="Standard" style:family="paragraph">
      <style:paragraph-properties fo:text-align="center"/>
      <style:text-properties style:font-name="Calibri" fo:font-weight="bold" style:font-weight-asian="bold" fo:color="#00000A" fo:font-size="14pt" style:font-size-asian="14pt" fo:background-color="#FFFFFF"/>
    </style:style>
    <style:style style:name="TableCell35" style:family="table-cell">
      <style:table-cell-properties fo:border-top="0.0034in solid #00000A" fo:border-left="0.0034in solid #00000A" fo:border-bottom="0.0034in solid #00000A" fo:border-right="none" style:vertical-align="bottom" fo:padding-top="0in" fo:padding-left="0.0236in" fo:padding-bottom="0in" fo:padding-right="0.0236in"/>
    </style:style>
    <style:style style:name="P36" style:parent-style-name="Standard" style:family="paragraph">
      <style:text-properties style:font-name="Calibri" fo:font-weight="bold" style:font-weight-asian="bold" fo:color="#000000" fo:font-size="11pt" style:font-size-asian="11pt" fo:background-color="#FFFFFF"/>
    </style:style>
    <style:style style:name="TableCell37" style:family="table-cell">
      <style:table-cell-properties fo:border="0.0034in solid #00000A" style:vertical-align="bottom" fo:padding-top="0in" fo:padding-left="0.0236in" fo:padding-bottom="0in" fo:padding-right="0.0236in"/>
    </style:style>
    <style:style style:name="TableRow38" style:family="table-row">
      <style:table-row-properties style:min-row-height="0.9027in" style:use-optimal-row-height="false"/>
    </style:style>
    <style:style style:name="TableCell39" style:family="table-cell">
      <style:table-cell-properties fo:border-top="0.0034in solid #00000A" fo:border-left="0.0034in solid #00000A" fo:border-bottom="none" fo:border-right="none" style:vertical-align="bottom" fo:padding-top="0in" fo:padding-left="0.018in" fo:padding-bottom="0in" fo:padding-right="0.018in"/>
    </style:style>
    <style:style style:name="P40" style:parent-style-name="Standard" style:family="paragraph">
      <style:text-properties style:font-name="Calibri" fo:color="#538DD5" fo:font-size="11pt" style:font-size-asian="11pt" fo:background-color="#FFFFFF"/>
    </style:style>
    <style:style style:name="TableCell41" style:family="table-cell">
      <style:table-cell-properties fo:border-top="0.0034in solid #00000A" fo:border-left="0.0034in solid #00000A" fo:border-bottom="none" fo:border-right="none" style:vertical-align="bottom" fo:padding-top="0in" fo:padding-left="0.018in" fo:padding-bottom="0in" fo:padding-right="0.018in"/>
    </style:style>
    <style:style style:name="P42" style:parent-style-name="Standard" style:family="paragraph">
      <style:text-properties style:font-name="Calibri" fo:color="#000000" fo:font-size="11pt" style:font-size-asian="11pt" fo:background-color="#FFFFFF"/>
    </style:style>
    <style:style style:name="TableCell43" style:family="table-cell">
      <style:table-cell-properties fo:border-top="0.0034in solid #00000A" fo:border-left="0.0034in solid #00000A" fo:border-bottom="none" fo:border-right="0.0034in solid #00000A" fo:background-color="#FFFFFF" style:vertical-align="bottom" fo:padding-top="0in" fo:padding-left="0.018in" fo:padding-bottom="0in" fo:padding-right="0.018in"/>
    </style:style>
    <style:style style:name="P44" style:parent-style-name="Standard" style:family="paragraph">
      <style:text-properties style:font-name="Calibri" fo:color="#1F497D" fo:font-size="11pt" style:font-size-asian="11pt" fo:background-color="#FFFFFF"/>
    </style:style>
    <style:style style:name="TableCell45" style:family="table-cell">
      <style:table-cell-properties fo:border-top="0.0034in solid #00000A" fo:border-left="0.0034in solid #00000A" fo:border-bottom="none" fo:border-right="0.0034in solid #000001" style:vertical-align="bottom" fo:padding-top="0in" fo:padding-left="0.018in" fo:padding-bottom="0in" fo:padding-right="0.018in"/>
    </style:style>
    <style:style style:name="P46" style:parent-style-name="Standard" style:family="paragraph">
      <style:paragraph-properties fo:text-align="center"/>
      <style:text-properties style:font-name="Calibri" fo:font-weight="bold" style:font-weight-asian="bold" fo:color="#00000A" fo:font-size="14pt" style:font-size-asian="14pt" fo:background-color="#FFFFFF"/>
    </style:style>
    <style:style style:name="TableCell47" style:family="table-cell">
      <style:table-cell-properties fo:border-top="0.0034in solid #00000A" fo:border-left="0.0034in solid #00000A" fo:border-bottom="none" fo:border-right="0.0034in solid #000001" style:vertical-align="bottom" fo:padding-top="0in" fo:padding-left="0.018in" fo:padding-bottom="0in" fo:padding-right="0.018in"/>
    </style:style>
    <style:style style:name="P48" style:parent-style-name="Standard" style:family="paragraph">
      <style:text-properties style:font-name="Calibri" fo:color="#000000" fo:font-size="11pt" style:font-size-asian="11pt" fo:background-color="#FFFFFF"/>
    </style:style>
    <style:style style:name="TableRow49" style:family="table-row">
      <style:table-row-properties style:min-row-height="0.509in" style:use-optimal-row-height="false"/>
    </style:style>
    <style:style style:name="TableCell50" style:family="table-cell">
      <style:table-cell-properties fo:border="0.0034in solid #00000A" style:vertical-align="bottom" fo:padding-top="0in" fo:padding-left="0.018in" fo:padding-bottom="0in" fo:padding-right="0.018in"/>
    </style:style>
    <style:style style:name="T51" style:parent-style-name="Fonteparág.padrão" style:family="text">
      <style:text-properties style:font-name="Calibri" fo:color="#538DD5" fo:font-size="11pt" style:font-size-asian="11pt" fo:background-color="#FFFFFF"/>
    </style:style>
    <style:style style:name="T52" style:parent-style-name="Fonteparág.padrão" style:family="text">
      <style:text-properties style:font-name="Calibri" fo:font-weight="bold" style:font-weight-asian="bold" fo:color="#00000A" fo:font-size="14pt" style:font-size-asian="14pt" fo:background-color="#FFFFFF"/>
    </style:style>
    <style:style style:name="P53" style:parent-style-name="Standard" style:family="paragraph">
      <style:text-properties style:font-name="Calibri" fo:font-weight="bold" style:font-weight-asian="bold" fo:color="#000000" fo:font-size="10pt" style:font-size-asian="10pt" fo:background-color="#FFFFFF"/>
    </style:style>
    <style:style style:name="TableRow54" style:family="table-row">
      <style:table-row-properties style:min-row-height="0.3041in" style:use-optimal-row-height="false"/>
    </style:style>
    <style:style style:name="TableCell55" style:family="table-cell">
      <style:table-cell-properties fo:border-top="0.0034in solid #00000A" fo:border-left="0.0034in solid #00000A" fo:border-bottom="0.0034in solid #00000A" fo:border-right="0.0034in solid #000001" style:vertical-align="bottom" fo:padding-top="0in" fo:padding-left="0.018in" fo:padding-bottom="0in" fo:padding-right="0.018in"/>
    </style:style>
    <style:style style:name="P56" style:parent-style-name="Standard" style:family="paragraph">
      <style:text-properties style:font-name="Calibri" fo:font-weight="bold" style:font-weight-asian="bold" fo:color="#000000" fo:font-size="10pt" style:font-size-asian="10pt" fo:background-color="#FFFFFF"/>
    </style:style>
    <style:style style:name="TableCell57" style:family="table-cell">
      <style:table-cell-properties fo:border-top="0.0034in solid #00000A" fo:border-left="0.0034in solid #00000A" fo:border-bottom="0.0034in solid #00000A" fo:border-right="none" style:vertical-align="bottom" fo:padding-top="0in" fo:padding-left="0.018in" fo:padding-bottom="0in" fo:padding-right="0.018in"/>
    </style:style>
    <style:style style:name="P58" style:parent-style-name="Standard" style:family="paragraph">
      <style:text-properties style:font-name="Calibri" fo:font-weight="bold" style:font-weight-asian="bold" fo:color="#000000" fo:font-size="10pt" style:font-size-asian="10pt" fo:background-color="#FFFFFF"/>
    </style:style>
    <style:style style:name="TableCell59" style:family="table-cell">
      <style:table-cell-properties fo:border="0.0034in solid #00000A" style:vertical-align="bottom" fo:padding-top="0in" fo:padding-left="0.018in" fo:padding-bottom="0in" fo:padding-right="0.018in"/>
    </style:style>
    <style:style style:name="P60" style:parent-style-name="Standard" style:family="paragraph">
      <style:text-properties style:font-name="Calibri" fo:font-weight="bold" style:font-weight-asian="bold" fo:color="#000000" fo:font-size="10pt" style:font-size-asian="10pt" fo:background-color="#FFFFFF"/>
    </style:style>
    <style:style style:name="P61" style:parent-style-name="Standard" style:family="paragraph">
      <style:paragraph-properties fo:text-align="justify" fo:margin-bottom="0.1388in" fo:line-height="115%">
        <style:tab-stops>
          <style:tab-stop style:type="left" style:position="7.1986in"/>
        </style:tab-stops>
      </style:paragraph-properties>
      <style:text-properties style:font-name="Calibri" fo:font-weight="bold" style:font-weight-asian="bold" fo:color="#00000A" fo:font-size="13pt" style:font-size-asian="13pt" fo:background-color="#FFFFFF"/>
    </style:style>
    <style:style style:name="P62" style:parent-style-name="Standard" style:family="paragraph">
      <style:paragraph-properties fo:text-align="center" fo:margin-bottom="0.1388in" fo:line-height="115%" fo:margin-left="1in">
        <style:tab-stops>
          <style:tab-stop style:type="center" style:position="3.15in"/>
          <style:tab-stop style:type="left" style:position="6.2125in"/>
          <style:tab-stop style:type="right" style:position="6.3in"/>
        </style:tab-stops>
      </style:paragraph-properties>
      <style:text-properties style:font-name="Calibri" fo:font-weight="bold" style:font-weight-asian="bold" fo:color="#00000A" fo:font-size="13pt" style:font-size-asian="13pt" fo:background-color="#FFFFFF"/>
    </style:style>
    <style:style style:name="P63" style:parent-style-name="Standard" style:family="paragraph">
      <style:paragraph-properties fo:margin-bottom="0.1388in" fo:line-height="115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64" style:parent-style-name="Fonteparág.padrão" style:family="text">
      <style:text-properties style:font-name="Calibri" fo:color="#00000A" fo:font-size="11pt" style:font-size-asian="11pt" fo:background-color="#FFFFFF"/>
    </style:style>
    <style:style style:name="T65" style:parent-style-name="Fonteparág.padrão" style:family="text">
      <style:text-properties style:font-name="Calibri" fo:color="#00000A" fo:font-size="13pt" style:font-size-asian="13pt" fo:background-color="#FFFFFF"/>
    </style:style>
    <style:style style:name="T66" style:parent-style-name="Fonteparág.padrão" style:family="text">
      <style:text-properties style:font-name="Calibri" fo:color="#00000A" fo:font-size="13pt" style:font-size-asian="13pt" fo:background-color="#FFFFFF"/>
    </style:style>
    <style:style style:name="T67" style:parent-style-name="Fonteparág.padrão" style:family="text">
      <style:text-properties style:font-name="Calibri" fo:color="#00000A" fo:font-size="13pt" style:font-size-asian="13pt" fo:background-color="#FFFFFF"/>
    </style:style>
    <style:style style:name="T68" style:parent-style-name="Fonteparág.padrão" style:family="text">
      <style:text-properties style:font-name="Calibri" fo:color="#00000A" fo:font-size="13pt" style:font-size-asian="13pt" fo:background-color="#FFFFFF"/>
    </style:style>
    <style:style style:name="T69" style:parent-style-name="Fonteparág.padrão" style:family="text">
      <style:text-properties style:font-name="Calibri" fo:color="#00000A" fo:font-size="13pt" style:font-size-asian="13pt" fo:background-color="#FFFFFF"/>
    </style:style>
    <style:style style:name="T70" style:parent-style-name="Fonteparág.padrão" style:family="text">
      <style:text-properties style:font-name="Calibri" fo:color="#00000A" fo:font-size="13pt" style:font-size-asian="13pt" fo:background-color="#FFFFFF"/>
    </style:style>
    <style:style style:name="T71" style:parent-style-name="Fonteparág.padrão" style:family="text">
      <style:text-properties style:font-name="Calibri" fo:color="#00000A" fo:font-size="13pt" style:font-size-asian="13pt" fo:background-color="#FFFFFF"/>
    </style:style>
    <style:style style:name="T72" style:parent-style-name="Fonteparág.padrão" style:family="text">
      <style:text-properties style:font-name="Calibri" fo:color="#00000A" fo:font-size="13pt" style:font-size-asian="13pt" fo:background-color="#FFFFFF"/>
    </style:style>
    <style:style style:name="T73" style:parent-style-name="Fonteparág.padrão" style:family="text">
      <style:text-properties style:font-name="Calibri" fo:color="#00000A" fo:font-size="13pt" style:font-size-asian="13pt" fo:background-color="#FFFFFF"/>
    </style:style>
    <style:style style:name="T74" style:parent-style-name="Fonteparág.padrão" style:family="text">
      <style:text-properties style:font-name="Calibri" fo:color="#00000A" fo:font-size="13pt" style:font-size-asian="13pt" fo:background-color="#FFFFFF"/>
    </style:style>
    <style:style style:name="T75" style:parent-style-name="Fonteparág.padrão" style:family="text">
      <style:text-properties style:font-name="Calibri" fo:color="#00000A" fo:font-size="13pt" style:font-size-asian="13pt" fo:background-color="#FFFFFF"/>
    </style:style>
    <style:style style:name="T76" style:parent-style-name="Fonteparág.padrão" style:family="text">
      <style:text-properties style:font-name="Calibri" fo:color="#00000A" fo:font-size="13pt" style:font-size-asian="13pt" fo:background-color="#FFFFFF"/>
    </style:style>
    <style:style style:name="T77" style:parent-style-name="Fonteparág.padrão" style:family="text">
      <style:text-properties style:font-name="Calibri" fo:color="#00000A" fo:font-size="13pt" style:font-size-asian="13pt" fo:background-color="#FFFFFF"/>
    </style:style>
    <style:style style:name="T78" style:parent-style-name="Fonteparág.padrão" style:family="text">
      <style:text-properties style:font-name="Calibri" fo:color="#00000A" fo:font-size="13pt" style:font-size-asian="13pt" fo:background-color="#FFFFFF"/>
    </style:style>
    <style:style style:name="P79" style:parent-style-name="Standard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80" style:parent-style-name="Standard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81" style:parent-style-name="Standard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82" style:parent-style-name="Standard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83" style:parent-style-name="Standard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84" style:parent-style-name="Standard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85" style:parent-style-name="Standard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86" style:parent-style-name="Standard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87" style:parent-style-name="Standard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88" style:parent-style-name="Standard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89" style:parent-style-name="Standard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90" style:parent-style-name="Standard" style:family="paragraph">
      <style:paragraph-properties fo:margin-bottom="0.1388in" fo:line-height="115%" fo:margin-left="0.4604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91" style:parent-style-name="Standard" style:list-style-name="WWNum1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font-weight="bold" style:font-weight-asian="bold" fo:color="#00000A" fo:font-size="13pt" style:font-size-asian="13pt" fo:background-color="#FFFFFF"/>
    </style:style>
    <style:style style:name="P92" style:parent-style-name="Standard" style:family="paragraph">
      <style:paragraph-properties fo:margin-bottom="0.1388in" fo:line-height="115%" fo:margin-left="0.4604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93" style:parent-style-name="Standard" style:list-style-name="WWNum1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font-weight="bold" style:font-weight-asian="bold" fo:color="#00000A" fo:font-size="13pt" style:font-size-asian="13pt" fo:background-color="#FFFFFF"/>
    </style:style>
    <style:style style:name="P94" style:parent-style-name="Standard" style:family="paragraph">
      <style:paragraph-properties fo:margin-bottom="0.1388in" fo:line-height="115%" fo:margin-left="0.4604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3pt" style:font-size-asian="13pt" fo:background-color="#FFFFFF"/>
    </style:style>
    <style:style style:name="P95" style:parent-style-name="Standard" style:list-style-name="WWNum1" style:family="paragraph">
      <style:paragraph-properties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font-weight="bold" style:font-weight-asian="bold" fo:color="#00000A" fo:font-size="13pt" style:font-size-asian="13pt" fo:background-color="#FFFFFF"/>
    </style:style>
    <style:style style:name="P96" style:parent-style-name="Standard" style:family="paragraph">
      <style:paragraph-properties fo:margin-bottom="0.1388in" fo:line-height="115%" fo:margin-left="0.4604in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T97" style:parent-style-name="Fonteparág.padrão" style:family="text">
      <style:text-properties style:font-name="Calibri" fo:color="#00000A" fo:font-size="13pt" style:font-size-asian="13pt" fo:background-color="#FFFFFF"/>
    </style:style>
    <style:style style:name="P98" style:parent-style-name="Standard" style:family="paragraph">
      <style:paragraph-properties fo:text-align="center" fo:margin-bottom="0.1388in" fo:line-height="115%" fo:margin-left="-0.039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font-weight="bold" style:font-weight-asian="bold" fo:color="#00000A" fo:font-size="14pt" style:font-size-asian="14pt" fo:background-color="#FFFFFF"/>
    </style:style>
    <style:style style:name="P99" style:parent-style-name="Standard" style:list-style-name="WWNum1" style:family="paragraph">
      <style:paragraph-properties fo:margin-bottom="0.1388in" fo:line-height="115%" fo:margin-left="0.4604in" fo:text-indent="-0.2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4pt" style:font-size-asian="14pt" fo:background-color="#FFFFFF"/>
    </style:style>
    <style:style style:name="P100" style:parent-style-name="Standard" style:family="paragraph">
      <style:paragraph-properties fo:margin-bottom="0.1388in" fo:line-height="115%" fo:margin-left="0.4604in" fo:text-indent="-0.2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4pt" style:font-size-asian="14pt" fo:background-color="#FFFFFF"/>
    </style:style>
    <style:style style:name="P101" style:parent-style-name="Standard" style:family="paragraph">
      <style:paragraph-properties fo:margin-bottom="0.1388in" fo:line-height="115%" fo:margin-left="0.4604in" fo:text-indent="-0.25in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4pt" style:font-size-asian="14pt" fo:background-color="#FFFFFF"/>
    </style:style>
    <style:style style:name="TableColumn103" style:family="table-column">
      <style:table-column-properties style:column-width="1.0597in" style:use-optimal-column-width="false"/>
    </style:style>
    <style:style style:name="TableColumn104" style:family="table-column">
      <style:table-column-properties style:column-width="3.4451in" style:use-optimal-column-width="false"/>
    </style:style>
    <style:style style:name="TableColumn105" style:family="table-column">
      <style:table-column-properties style:column-width="1.893in" style:use-optimal-column-width="false"/>
    </style:style>
    <style:style style:name="Table102" style:family="table">
      <style:table-properties style:width="6.3979in" fo:margin-left="0in" table:align="left"/>
    </style:style>
    <style:style style:name="TableRow106" style:family="table-row">
      <style:table-row-properties style:min-row-height="0.3125in" style:use-optimal-row-height="false"/>
    </style:style>
    <style:style style:name="TableCell107" style:family="table-cell">
      <style:table-cell-properties fo:border="0.0034in solid #000001" fo:padding-top="0in" fo:padding-left="0.0333in" fo:padding-bottom="0in" fo:padding-right="0.0333in"/>
    </style:style>
    <style:style style:name="P108" style:parent-style-name="Standard" style:family="paragraph">
      <style:text-properties style:font-name="Calibri" fo:font-weight="bold" style:font-weight-asian="bold" fo:color="#00000A" fo:font-size="10pt" style:font-size-asian="10pt" fo:background-color="#FFFFFF"/>
    </style:style>
    <style:style style:name="TableCell109" style:family="table-cell">
      <style:table-cell-properties fo:border="0.0034in solid #000001" fo:padding-top="0in" fo:padding-left="0.0333in" fo:padding-bottom="0in" fo:padding-right="0.0333in"/>
    </style:style>
    <style:style style:name="P110" style:parent-style-name="Standard" style:family="paragraph">
      <style:text-properties style:font-name="Calibri" fo:color="#00000A" fo:font-size="10pt" style:font-size-asian="10pt" fo:background-color="#FFFFFF"/>
    </style:style>
    <style:style style:name="TableCell111" style:family="table-cell">
      <style:table-cell-properties fo:border="0.0034in solid #000001" fo:padding-top="0in" fo:padding-left="0.0333in" fo:padding-bottom="0in" fo:padding-right="0.0333in"/>
    </style:style>
    <style:style style:name="P112" style:parent-style-name="Standard" style:family="paragraph">
      <style:text-properties style:font-name="Calibri" fo:font-weight="bold" style:font-weight-asian="bold" fo:color="#00000A" fo:font-size="10pt" style:font-size-asian="10pt" fo:background-color="#FFFFFF"/>
    </style:style>
    <style:style style:name="TableRow113" style:family="table-row">
      <style:table-row-properties style:min-row-height="0.0006in" style:use-optimal-row-height="false"/>
    </style:style>
    <style:style style:name="TableCell114" style:family="table-cell">
      <style:table-cell-properties fo:border="0.0034in solid #000001" fo:padding-top="0in" fo:padding-left="0.0333in" fo:padding-bottom="0in" fo:padding-right="0.0333in"/>
    </style:style>
    <style:style style:name="P115" style:parent-style-name="Standard" style:family="paragraph">
      <style:text-properties style:font-name="Calibri" fo:font-weight="bold" style:font-weight-asian="bold" fo:color="#00000A" fo:font-size="10pt" style:font-size-asian="10pt" fo:background-color="#FFFFFF"/>
    </style:style>
    <style:style style:name="TableCell116" style:family="table-cell">
      <style:table-cell-properties fo:border="0.0034in solid #000001" fo:padding-top="0in" fo:padding-left="0.0333in" fo:padding-bottom="0in" fo:padding-right="0.0333in"/>
    </style:style>
    <style:style style:name="P117" style:parent-style-name="Standard" style:family="paragraph">
      <style:text-properties style:font-name="Calibri" fo:color="#00000A" fo:font-size="10pt" style:font-size-asian="10pt" fo:background-color="#FFFFFF"/>
    </style:style>
    <style:style style:name="P118" style:parent-style-name="Standard" style:family="paragraph">
      <style:text-properties style:font-name="Calibri" fo:color="#00000A" fo:font-size="10pt" style:font-size-asian="10pt" fo:background-color="#FFFFFF"/>
    </style:style>
    <style:style style:name="TableCell119" style:family="table-cell">
      <style:table-cell-properties fo:border="0.0034in solid #000001" fo:padding-top="0in" fo:padding-left="0.0333in" fo:padding-bottom="0in" fo:padding-right="0.0333in"/>
    </style:style>
    <style:style style:name="P120" style:parent-style-name="Standard" style:family="paragraph">
      <style:text-properties style:font-name="Calibri" fo:font-weight="bold" style:font-weight-asian="bold" fo:color="#00000A" fo:font-size="10pt" style:font-size-asian="10pt" fo:background-color="#FFFFFF"/>
    </style:style>
    <style:style style:name="P121" style:parent-style-name="Standard" style:family="paragraph">
      <style:paragraph-properties fo:text-align="center" fo:margin-bottom="0.1388in" fo:line-height="115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fo:color="#00000A" fo:font-size="11pt" style:font-size-asian="11pt" fo:background-color="#FFFFFF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 </text:p>
          </table:table-cell>
          <table:table-cell table:style-name="TableCell15">
            <text:p text:style-name="P16"> </text:p>
          </table:table-cell>
          <table:table-cell table:style-name="TableCell17">
            <text:p text:style-name="P18"> </text:p>
          </table:table-cell>
          <table:table-cell table:style-name="TableCell19" table:number-columns-spanned="2">
            <text:p text:style-name="P20"><text:s text:c="12"/></text:p>
          </table:table-cell>
          <table:covered-table-cell/>
          <table:table-cell table:style-name="TableCell21" table:number-columns-spanned="2">
            <text:p text:style-name="P22"> </text:p>
          </table:table-cell>
          <table:covered-table-cell/>
          <table:table-cell table:style-name="TableCell23" table:number-columns-spanned="2">
            <text:p text:style-name="P24"><text:span text:style-name="T25">POP</text:span><text:span text:style-name="T26">: 2021/2</text:span><text:span text:style-name="T27"><text:s/>nº.:</text:span><text:span text:style-name="T28">ATENDIMENTO/ BIOCLÍNICA</text:span></text:p>
          </table:table-cell>
          <table:covered-table-cell/>
        </table:table-row>
        <table:table-row table:style-name="TableRow29">
          <table:table-cell table:style-name="TableCell30" table:number-columns-spanned="4">
            <text:p text:style-name="Standard"><text:span text:style-name="T31"><draw:frame draw:style-name="a0" draw:name="Figura1" text:anchor-type="as-char" svg:x="0in" svg:y="0in" svg:width="1.95433in" svg:height="0.77165in" style:rel-width="scale" style:rel-height="scale"><draw:image xlink:href="media/image1.wmf" xlink:type="simple" xlink:show="embed" xlink:actuate="onLoad"/><svg:title/><svg:desc/></draw:frame></text:span><text:span text:style-name="T32"><text:s/></text:span></text:p>
          </table:table-cell>
          <table:covered-table-cell/>
          <table:covered-table-cell/>
          <table:covered-table-cell/>
          <table:table-cell table:style-name="TableCell33">
            <text:p text:style-name="P34">PROCEDIMENTO<text:s/>OPERACIONAL PADRÃO – POP</text:p>
          </table:table-cell>
          <table:table-cell table:style-name="TableCell35">
            <text:p text:style-name="P36"><text:s text:c="6"/>001</text:p>
          </table:table-cell>
          <table:table-cell table:style-name="TableCell37" table:number-columns-spanned="3">
            <text:p text:style-name="Standard"/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 </text:p>
          </table:table-cell>
          <table:table-cell table:style-name="TableCell41">
            <text:p text:style-name="P42"/>
          </table:table-cell>
          <table:table-cell table:style-name="TableCell43">
            <text:p text:style-name="P44"> </text:p>
          </table:table-cell>
          <table:table-cell table:style-name="TableCell45" table:number-columns-spanned="4">
            <text:p text:style-name="P46">RECEPÇÃO DOS CLIENTES PARA ATENDIMENTO</text:p>
          </table:table-cell>
          <table:covered-table-cell/>
          <table:covered-table-cell/>
          <table:covered-table-cell/>
          <table:table-cell table:style-name="TableCell47" table:number-columns-spanned="2">
            <text:p text:style-name="P48"><text:s text:c="2"/>Próxima Revisão.:<text:s/>12/2024</text:p>
          </table:table-cell>
          <table:covered-table-cell/>
        </table:table-row>
        <table:table-row table:style-name="TableRow49">
          <table:table-cell table:style-name="TableCell50" table:number-columns-spanned="9">
            <text:p text:style-name="Standard"><text:span text:style-name="T51"> </text:span><text:span text:style-name="T52"><text:s text:c="16"/></text:span></text:p>
            <text:p text:style-name="P53">Objetivo: Atender bem<text:s/>os pacientes e<text:s/>mantendo-os satisfeito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4">
            <text:p text:style-name="P56">Setor: Recepção</text:p>
          </table:table-cell>
          <table:covered-table-cell/>
          <table:covered-table-cell/>
          <table:covered-table-cell/>
          <table:table-cell table:style-name="TableCell57" table:number-columns-spanned="4">
            <text:p text:style-name="P58"><text:s text:c="6"/>Agentes: Recepcionistas</text:p>
          </table:table-cell>
          <table:covered-table-cell/>
          <table:covered-table-cell/>
          <table:covered-table-cell/>
          <table:table-cell table:style-name="TableCell59">
            <text:p text:style-name="P60"> </text:p>
          </table:table-cell>
        </table:table-row>
      </table:table>
      <text:p text:style-name="P61"/>
      <text:p text:style-name="P62">ETAPAS DO PROCEDIMENTO</text:p>
      <text:p text:style-name="P63"><text:span text:style-name="T64">1</text:span><text:span text:style-name="T65">. Verificar os consultórios</text:span><text:span text:style-name="T66"><text:s/>antes do atendimento<text:s/></text:span><text:span text:style-name="T67">medico</text:span><text:span text:style-name="T68"><text:s/>começar independente do turno, verificar se tem os<text:s/></text:span><text:span text:style-name="T69">colírios</text:span><text:span text:style-name="T70"><text:s/>necessários (</text:span><text:span text:style-name="T71">anestésico</text:span><text:span text:style-name="T72">/fluoresceína) verificar também as solicitações<text:s/></text:span><text:span text:style-name="T73">necessárias</text:span><text:span text:style-name="T74">, pedidos médicos e<text:s/></text:span><text:span text:style-name="T75">receituários</text:span><text:span text:style-name="T76">,<text:s/></text:span><text:span text:style-name="T77">cotonetes</text:span><text:span text:style-name="T78">, laminas e agulha de insulina.</text:span></text:p>
      <text:p text:style-name="P79">2. Verificar seu agendamento entregando a senha conforme médico e procedimento.<text:s/></text:p>
      <text:p text:style-name="P80">Caso não esteja agendado, incluir na agenda e prosseguir.</text:p>
      <text:p text:style-name="P81">3.<text:s/>Aguardar chamada na recepção, se convênio.</text:p>
      <text:p text:style-name="P82">3. 1. Encaminhar ao caixa, Rede Bioclínica, em seguida aguardar chamar a senha na recepção.</text:p>
      <text:p text:style-name="P83">4. Iniciar a chamada das senhas pelo nome do paciente.</text:p>
      <text:p text:style-name="P84">4.1 Recepcionar os pacientes com cordialidade, com saudação (bom dia / boa tarde) perguntando se o paciente é a primeira vez ou já é paciente.</text:p>
      <text:p text:style-name="P85">5. Realizar a autorização de acordo com a tabela e solicitar a assinatura do cliente.</text:p>
      <text:p text:style-name="P86">6. Iniciar a preparação do paciente de acordo com o procedimento a ser realizado:</text:p>
      <text:p text:style-name="P87"/>
      <text:p text:style-name="P88"/>
      <text:p text:style-name="P89"/>
      <text:soft-page-break/>
      <text:p text:style-name="P90"><text:s/>– Para consultas:</text:p>
      <text:list text:style-name="WWNum1">
        <text:list-item>
          <text:p text:style-name="P91">Pacientes de 0 a 35 anos:</text:p>
        </text:list-item>
      </text:list>
      <text:p text:style-name="P92">Se o paciente não for portador de glaucoma, realizar dilatação ocular, instilando três gotas do seguinte colírio: Mydriacyl ( esperar 5 min para cada instilação ) e logo após fazer a refração grampear a refração na senha<text:s/>e<text:s/>orientar o paciente para sentar próximo ao consultório do seu médico e levar a senha para esse<text:s/>mesmo<text:s/>consultório.</text:p>
      <text:list text:style-name="WWNum1" text:continue-numbering="true">
        <text:list-item>
          <text:p text:style-name="P93">Paciente de 36 a 60 anos:</text:p>
        </text:list-item>
      </text:list>
      <text:p text:style-name="P94">Fazer a refração<text:s/>e orientar ao paciente para aguardar<text:s/>próximo<text:s/>ao<text:s/>consultório<text:s/>do médico.</text:p>
      <text:list text:style-name="WWNum1" text:continue-numbering="true">
        <text:list-item>
          <text:p text:style-name="P95">Pacientes de 60 a 100 anos:</text:p>
        </text:list-item>
      </text:list>
      <text:p text:style-name="P96"><text:span text:style-name="T97">Faz só a refração e orienta sentar próximo ao consultório, em alguns casos é necessário dilatar caso o mesmo seja diabético ou no perfil do médico solicite para dilatar nessa idade.</text:span></text:p>
      <text:p text:style-name="P98">PERIODICIDADE</text:p>
      <text:list text:style-name="WWNum1" text:continue-numbering="true">
        <text:list-item>
          <text:p text:style-name="P99">Para cada cliente admitido na recepção.</text:p>
        </text:list-item>
      </text:list>
      <text:p text:style-name="P100"/>
      <text:p text:style-name="P101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Elaborado por:</text:p>
          </table:table-cell>
          <table:table-cell table:style-name="TableCell109">
            <text:p text:style-name="P110">Gilmara.</text:p>
          </table:table-cell>
          <table:table-cell table:style-name="TableCell111">
            <text:p text:style-name="P112">Data da Criação: 13/10/2021</text:p>
          </table:table-cell>
        </table:table-row>
        <table:table-row table:style-name="TableRow113">
          <table:table-cell table:style-name="TableCell114">
            <text:p text:style-name="P115">Revisado por: <text:s text:c="64"/></text:p>
          </table:table-cell>
          <table:table-cell table:style-name="TableCell116">
            <text:p text:style-name="P117">Eugênia Sousa <text:s/></text:p>
            <text:p text:style-name="P118"/>
          </table:table-cell>
          <table:table-cell table:style-name="TableCell119">
            <text:p text:style-name="P120">Data da<text:s/>Revisão: 10/11/2022</text:p>
          </table:table-cell>
        </table:table-row>
      </table:table>
      <text:p text:style-name="P121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_CharLFO1LVL1" style:family="text">
      <style:text-properties style:font-name="Symbol"/>
    </style:style>
    <text:list-style style:name="WWNum1" style:display-name="WWNum1">
      <text:list-level-style-bullet text:level="1" text:style-name="WW_CharLFO1LVL1" text:bullet-char="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Textodebalão" style:display-name="Texto de balão" style:family="paragraph" style:parent-style-name="Normal">
      <style:text-properties style:font-name="Tahoma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onsultório4</meta:initial-creator>
    <dc:creator>Consultório1</dc:creator>
    <meta:creation-date>2021-10-08T14:03:00Z</meta:creation-date>
    <dc:date>2023-06-09T14:27:00Z</dc:date>
    <meta:template xlink:href="Normal" xlink:type="simple"/>
    <meta:editing-cycles>2</meta:editing-cycles>
    <meta:editing-duration>PT8400S</meta:editing-duration>
    <meta:document-statistic meta:page-count="2" meta:paragraph-count="4" meta:word-count="344" meta:character-count="2201" meta:row-count="15" meta:non-whitespace-character-count="1861"/>
  </office:meta>
</office:document-meta>
</file>